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370000012C80DF1992.png" manifest:media-type="image/png"/>
  <manifest:file-entry manifest:full-path="Pictures/100002010000012C0000008790FD18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controls" svg:width="3.356cm" svg:height="0.803cm" svg:x="11.115cm" svg:y="4.207cm">
            <draw:image xlink:href="Pictures/100002010000012C0000008790FD18F6.png" xlink:type="simple" xlink:show="embed" xlink:actuate="onLoad">
              <text:p/>
            </draw:image>
          </draw:frame>
          <draw:g>
            <draw:frame draw:style-name="gr1" draw:text-style-name="P1" draw:layer="controls" svg:width="3.178cm" svg:height="2.867cm" svg:x="1.381cm" svg:y="2.324cm">
              <draw:image xlink:href="Pictures/10000201000001370000012C80DF1992.png" xlink:type="simple" xlink:show="embed" xlink:actuate="onLoad">
                <text:p/>
              </draw:image>
            </draw:frame>
            <draw:frame draw:style-name="gr1" draw:text-style-name="P1" draw:layer="controls" svg:width="3.179cm" svg:height="2.867cm" svg:x="4.658cm" svg:y="2.324cm">
              <draw:image xlink:href="Pictures/10000201000001370000012C80DF1992.png" xlink:type="simple" xlink:show="embed" xlink:actuate="onLoad">
                <text:p/>
              </draw:image>
            </draw:frame>
            <draw:frame draw:style-name="gr1" draw:text-style-name="P1" draw:layer="controls" svg:width="3.179cm" svg:height="2.865cm" svg:x="7.929cm" svg:y="2.259cm">
              <draw:image xlink:href="Pictures/10000201000001370000012C80DF1992.png" xlink:type="simple" xlink:show="embed" xlink:actuate="onLoad">
                <text:p/>
              </draw:image>
            </draw:frame>
          </draw:g>
          <draw:g>
            <draw:frame draw:style-name="gr2" draw:text-style-name="P1" draw:layer="controls" svg:width="3.178cm" svg:height="2.867cm" svg:x="20.682cm" svg:y="2.208cm">
              <draw:image xlink:href="Pictures/10000201000001370000012C80DF1992.png" xlink:type="simple" xlink:show="embed" xlink:actuate="onLoad">
                <text:p/>
              </draw:image>
            </draw:frame>
            <draw:frame draw:style-name="gr2" draw:text-style-name="P1" draw:layer="controls" svg:width="3.179cm" svg:height="2.867cm" svg:x="17.404cm" svg:y="2.208cm">
              <draw:image xlink:href="Pictures/10000201000001370000012C80DF1992.png" xlink:type="simple" xlink:show="embed" xlink:actuate="onLoad">
                <text:p/>
              </draw:image>
            </draw:frame>
            <draw:frame draw:style-name="gr2" draw:text-style-name="P1" draw:layer="controls" svg:width="3.179cm" svg:height="2.867cm" svg:x="14.133cm" svg:y="2.143cm">
              <draw:image xlink:href="Pictures/10000201000001370000012C80DF1992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Default">
        <draw:frame draw:style-name="gr1" draw:text-style-name="P1" xml:id="id2" draw:id="id2" draw:layer="controls" svg:width="3.356cm" svg:height="0.803cm" svg:x="10.409cm" svg:y="4.842cm">
          <draw:image xlink:href="Pictures/100002010000012C0000008790FD18F6.png" xlink:type="simple" xlink:show="embed" xlink:actuate="onLoad">
            <text:p/>
          </draw:image>
        </draw:frame>
        <draw:frame draw:style-name="gr1" draw:text-style-name="P1" xml:id="id1" draw:id="id1" draw:layer="controls" svg:width="3.179cm" svg:height="2.865cm" svg:x="7.223cm" svg:y="2.894cm">
          <draw:image xlink:href="Pictures/10000201000001370000012C80DF1992.png" xlink:type="simple" xlink:show="embed" xlink:actuate="onLoad">
            <text:p/>
          </draw:image>
        </draw:frame>
        <draw:frame draw:style-name="gr2" draw:text-style-name="P1" draw:layer="controls" svg:width="3.179cm" svg:height="2.867cm" svg:x="13.427cm" svg:y="2.778cm">
          <draw:image xlink:href="Pictures/10000201000001370000012C80DF1992.png" xlink:type="simple" xlink:show="embed" xlink:actuate="onLoad">
            <text:p/>
          </draw:image>
        </draw:frame>
        <draw:connector draw:style-name="gr3" draw:text-style-name="P1" draw:layer="controls" draw:type="curve" svg:x1="10.402cm" svg:y1="4.326cm" svg:x2="12.087cm" svg:y2="4.842cm" draw:start-shape="id1" draw:end-shape="id2" draw:end-glue-point="0" svg:d="m10402 4326c1124 0 1685 172 1685 516">
          <text:p/>
        </draw:connector>
      </draw:page>
      <draw:page draw:name="page3" draw:style-name="dp1" draw:master-page-name="Default">
        <draw:frame draw:style-name="gr1" draw:text-style-name="P1" xml:id="id4" draw:id="id4" draw:layer="controls" svg:width="3.356cm" svg:height="0.803cm" svg:x="13.773cm" svg:y="4.657cm">
          <draw:image xlink:href="Pictures/100002010000012C0000008790FD18F6.png" xlink:type="simple" xlink:show="embed" xlink:actuate="onLoad">
            <text:p/>
          </draw:image>
        </draw:frame>
        <draw:frame draw:style-name="gr1" draw:text-style-name="P1" draw:layer="controls" svg:width="3.179cm" svg:height="2.865cm" svg:x="10.587cm" svg:y="2.709cm">
          <draw:image xlink:href="Pictures/10000201000001370000012C80DF1992.png" xlink:type="simple" xlink:show="embed" xlink:actuate="onLoad">
            <text:p/>
          </draw:image>
        </draw:frame>
        <draw:frame draw:style-name="gr1" draw:text-style-name="P1" xml:id="id3" draw:id="id3" draw:layer="controls" svg:width="3.179cm" svg:height="2.865cm" svg:x="7.412cm" svg:y="2.72cm">
          <draw:image xlink:href="Pictures/10000201000001370000012C80DF1992.png" xlink:type="simple" xlink:show="embed" xlink:actuate="onLoad">
            <text:p/>
          </draw:image>
        </draw:frame>
        <draw:connector draw:style-name="gr3" draw:text-style-name="P1" draw:layer="controls" draw:type="curve" svg:x1="9.001cm" svg:y1="2.72cm" svg:x2="15.451cm" svg:y2="4.657cm" draw:start-shape="id3" draw:start-glue-point="0" draw:end-shape="id4" draw:end-glue-point="0" svg:d="m9001 2720c0-750 6450-1718 6450 1937">
          <text:p/>
        </draw:connector>
      </draw:page>
      <draw:page draw:name="page4" draw:style-name="dp1" draw:master-page-name="Default">
        <draw:frame draw:style-name="gr1" draw:text-style-name="P1" xml:id="id6" draw:id="id6" draw:layer="controls" svg:width="3.356cm" svg:height="0.916cm" svg:x="7.35cm" svg:y="4.81cm">
          <draw:image xlink:href="Pictures/100002010000012C0000008790FD18F6.png" xlink:type="simple" xlink:show="embed" xlink:actuate="onLoad">
            <text:p/>
          </draw:image>
        </draw:frame>
        <draw:frame draw:style-name="gr1" draw:text-style-name="P1" draw:layer="controls" svg:width="3.179cm" svg:height="2.865cm" svg:x="10.833cm" svg:y="2.894cm">
          <draw:image xlink:href="Pictures/10000201000001370000012C80DF1992.png" xlink:type="simple" xlink:show="embed" xlink:actuate="onLoad">
            <text:p/>
          </draw:image>
        </draw:frame>
        <draw:frame draw:style-name="gr2" draw:text-style-name="P1" xml:id="id5" draw:id="id5" draw:layer="controls" svg:width="3.179cm" svg:height="2.867cm" svg:x="14.135cm" svg:y="2.959cm">
          <draw:image xlink:href="Pictures/10000201000001370000012C80DF1992.png" xlink:type="simple" xlink:show="embed" xlink:actuate="onLoad">
            <text:p/>
          </draw:image>
        </draw:frame>
        <draw:connector draw:style-name="gr3" draw:text-style-name="P1" draw:layer="controls" draw:type="curve" svg:x1="15.724cm" svg:y1="2.959cm" svg:x2="9.028cm" svg:y2="4.81cm" draw:start-shape="id5" draw:start-glue-point="0" draw:end-shape="id6" svg:d="m15724 2959c0-750-6696-1675-6696 1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994cm" fo:page-height="7.6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4T07:50:09</meta:creation-date>
    <dc:date>2014-01-04T08:07:31</dc:date>
    <meta:editing-duration>PT9M2S</meta:editing-duration>
    <meta:editing-cycles>4</meta:editing-cycles>
    <meta:generator>LibreOffice/3.5$MacOSX_x86 LibreOffice_project/e0fbe70-dcba98b-297ab39-994e618-0f858f0</meta:generator>
    <meta:document-statistic meta:object-count="22"/>
  </office:meta>
</office:document-meta>
</file>